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a3ff80" officeooo:paragraph-rsid="00a3ff80"/>
    </style:style>
    <style:style style:name="P2" style:family="paragraph" style:parent-style-name="Standard">
      <style:paragraph-properties fo:text-align="end" style:justify-single-word="false" style:writing-mode="rl-tb"/>
      <style:text-properties fo:color="#ff0000" loext:opacity="100%" style:font-name="Arial" fo:font-size="18pt" officeooo:rsid="004834dc" officeooo:paragraph-rsid="00d793a8" fo:background-color="transparent" style:font-name-asian="Scheherazade" style:font-size-asian="18pt" style:font-name-complex="Awami Nastaliq OT" style:font-size-complex="18pt" style:language-complex="ur" style:country-complex="PK"/>
    </style:style>
    <style:style style:name="P3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5pt" fo:font-weight="normal" officeooo:rsid="00042789" officeooo:paragraph-rsid="00d14a90" fo:background-color="transparent" style:font-name-asian="Scheherazade" style:font-size-asian="15pt" style:font-weight-asian="normal" style:font-name-complex="Awami Nastaliq OT" style:font-size-complex="15pt" style:language-complex="ur" style:country-complex="PK" style:font-weight-complex="normal"/>
    </style:style>
    <style:style style:name="P4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5pt" officeooo:rsid="00042789" officeooo:paragraph-rsid="00d724fc" style:font-size-asian="15pt" style:font-name-complex="Awami Nastaliq OT" style:font-size-complex="15pt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Awami Nastaliq OT" fo:font-size="15pt" officeooo:rsid="00042789" officeooo:paragraph-rsid="00d14a90" style:font-size-asian="15pt" style:font-name-complex="Awami Nastaliq OT" style:font-size-complex="15pt"/>
    </style:style>
    <style:style style:name="P6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5pt" fo:font-weight="normal" officeooo:rsid="00d020c2" officeooo:paragraph-rsid="00d6579a" fo:background-color="transparent" style:font-name-asian="Scheherazade" style:font-size-asian="15pt" style:font-weight-asian="normal" style:font-name-complex="Awami Nastaliq OT" style:font-size-complex="15pt" style:language-complex="ur" style:country-complex="PK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5pt" fo:font-weight="normal" officeooo:rsid="00d6579a" officeooo:paragraph-rsid="00d6579a" fo:background-color="transparent" style:font-name-asian="Scheherazade" style:font-size-asian="15pt" style:font-weight-asian="normal" style:font-name-complex="Awami Nastaliq OT" style:font-size-complex="15pt" style:language-complex="ur" style:country-complex="PK" style:font-weight-complex="normal"/>
    </style:style>
    <style:style style:name="P8" style:family="paragraph" style:parent-style-name="Standard">
      <style:text-properties officeooo:rsid="00028948" officeooo:paragraph-rsid="00a3ff80"/>
    </style:style>
    <style:style style:name="P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2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2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2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2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2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2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97a9e8" fo:background-color="transparent" style:font-size-asian="18pt" style:font-name-complex="Awami Nastaliq OT" style:font-size-complex="18pt"/>
    </style:style>
    <style:style style:name="P2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99175a" officeooo:paragraph-rsid="0099175a" fo:background-color="transparent" style:font-size-asian="18pt" style:font-name-complex="Awami Nastaliq OT" style:font-size-complex="18pt" style:language-complex="fa" style:country-complex="IR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3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3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3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b8ee55" fo:background-color="transparent" style:font-size-asian="18pt" style:font-name-complex="Awami Nastaliq OT" style:font-size-complex="18pt" style:language-complex="fa" style:country-complex="IR"/>
    </style:style>
    <style:style style:name="P3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3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4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5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5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5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b4370e" officeooo:paragraph-rsid="00b4370e" fo:background-color="transparent" style:font-size-asian="14pt" style:font-name-complex="Awami Nastaliq OT" style:font-size-complex="14pt"/>
    </style:style>
    <style:style style:name="P5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5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6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61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6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b402ba" style:font-size-asian="18pt" style:font-name-complex="Awami Nastaliq OT" style:font-size-complex="18pt"/>
    </style:style>
    <style:style style:name="P6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ba4ec5" officeooo:paragraph-rsid="00ba4ec5" fo:background-color="transparent" style:font-size-asian="18pt" style:font-name-complex="Awami Nastaliq OT" style:font-size-complex="18pt" style:language-complex="ar" style:country-complex="BH"/>
    </style:style>
    <style:style style:name="P6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65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116c25" officeooo:paragraph-rsid="000cf6c6" style:font-size-asian="18pt" style:font-name-complex="Awami Nastaliq OT" style:font-size-complex="18pt"/>
    </style:style>
    <style:style style:name="P66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b4370e" officeooo:paragraph-rsid="00b54949" style:font-size-asian="18pt" style:font-name-complex="Awami Nastaliq OT" style:font-size-complex="18pt"/>
    </style:style>
    <style:style style:name="P6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55f12" fo:background-color="transparent" style:font-size-asian="18pt" style:font-name-complex="Awami Nastaliq OT" style:font-size-complex="18pt" style:language-complex="ar" style:country-complex="BH"/>
    </style:style>
    <style:style style:name="P68" style:family="paragraph" style:parent-style-name="Folk_20_Story_20_Body" style:list-style-name="L1">
      <style:paragraph-properties fo:margin-top="0.1201in" fo:margin-bottom="0in" style:contextual-spacing="false" fo:line-height="115%"/>
      <style:text-properties officeooo:paragraph-rsid="007a5c70"/>
    </style:style>
    <style:style style:name="P69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P7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75696" fo:background-color="transparent" style:font-size-asian="18pt" style:font-name-complex="Awami Nastaliq OT" style:font-size-complex="18pt" style:language-complex="ar" style:country-complex="BH"/>
    </style:style>
    <style:style style:name="P7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7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73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91e1d7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74" style:family="paragraph" style:parent-style-name="Folk_20_Story_20_Body">
      <style:paragraph-properties fo:margin-top="0.1201in" fo:margin-bottom="0in" style:contextual-spacing="false" fo:line-height="115%"/>
      <style:text-properties fo:color="#800080" loext:opacity="100%" style:font-name="Awami Nastaliq" fo:font-size="18pt" officeooo:rsid="007e4f8e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7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7a8485" officeooo:paragraph-rsid="00872af0" fo:background-color="transparent" style:font-size-asian="18pt" style:font-name-complex="Awami Nastaliq OT" style:font-size-complex="18pt" style:language-complex="ar" style:country-complex="BH"/>
    </style:style>
    <style:style style:name="P76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77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80143d" officeooo:paragraph-rsid="0080143d" fo:background-color="transparent" style:font-size-asian="18pt" style:font-name-complex="Awami Nastaliq OT" style:font-size-complex="18pt" style:language-complex="ar" style:country-complex="BH"/>
    </style:style>
    <style:style style:name="P78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P79" style:family="paragraph" style:parent-style-name="Folk_20_Story_20_Body">
      <style:paragraph-properties fo:margin-top="0.1201in" fo:margin-bottom="0in" style:contextual-spacing="false" fo:line-height="115%"/>
      <style:text-properties style:font-name="Awami Nastaliq" fo:font-size="18pt" officeooo:rsid="007e4f8e" officeooo:paragraph-rsid="00b54949" style:font-size-asian="18pt" style:font-name-complex="Awami Nastaliq OT" style:font-size-complex="18pt"/>
    </style:style>
    <style:style style:name="P80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d793a8" style:font-size-asian="18pt" style:font-name-complex="Awami Nastaliq OT" style:font-size-complex="18pt"/>
    </style:style>
    <style:style style:name="P81" style:family="paragraph" style:parent-style-name="Folk_20_Story_20_Body">
      <style:paragraph-properties fo:margin-top="0.1201in" fo:margin-bottom="0in" style:contextual-spacing="false" fo:line-height="115%"/>
      <style:text-properties style:font-name="Awami Nastaliq OT" fo:font-size="18pt" officeooo:rsid="00b57368" officeooo:paragraph-rsid="00b57368" style:font-size-asian="18pt" style:font-name-complex="Awami Nastaliq OT" style:font-size-complex="18pt"/>
    </style:style>
    <style:style style:name="P8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c7bbd" officeooo:paragraph-rsid="00ac7bbd" fo:background-color="transparent" style:font-size-asian="18pt" style:font-name-complex="Awami Nastaliq OT" style:font-size-complex="18pt" style:language-complex="ar" style:country-complex="BH"/>
    </style:style>
    <style:style style:name="P83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bb9db5" fo:background-color="transparent" style:font-size-asian="18pt" style:font-name-complex="Awami Nastaliq OT" style:font-size-complex="18pt" style:language-complex="ar" style:country-complex="BH"/>
    </style:style>
    <style:style style:name="P8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effeb" officeooo:paragraph-rsid="00aeffeb" fo:background-color="transparent" style:font-size-asian="18pt" style:font-name-complex="Awami Nastaliq OT" style:font-size-complex="18pt" style:language-complex="ar" style:country-complex="BH"/>
    </style:style>
    <style:style style:name="P85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8pt" officeooo:rsid="0049d63b" officeooo:paragraph-rsid="00ca8b9d" fo:background-color="transparent" style:font-name-asian="Scheherazade" style:font-size-asian="18pt" style:font-name-complex="Awami Nastaliq OT" style:font-size-complex="18pt" style:language-complex="fa" style:country-complex="IR"/>
    </style:style>
    <style:style style:name="P86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8pt" fo:font-weight="normal" officeooo:rsid="00042789" officeooo:paragraph-rsid="00cbded0" fo:background-color="transparent" style:font-name-asian="Scheherazade" style:font-size-asian="18pt" style:font-weight-asian="normal" style:font-name-complex="Awami Nastaliq OT" style:font-size-complex="18pt" style:language-complex="ur" style:country-complex="PK" style:font-weight-complex="normal"/>
    </style:style>
    <style:style style:name="P87" style:family="paragraph" style:parent-style-name="Standard">
      <style:paragraph-properties fo:text-align="end" style:justify-single-word="false" style:writing-mode="rl-tb"/>
      <style:text-properties style:font-name="Awami Nastaliq OT" fo:font-size="15pt" officeooo:rsid="00042789" officeooo:paragraph-rsid="00ca8b9d" style:font-size-asian="15pt" style:font-name-complex="Awami Nastaliq OT" style:font-size-complex="15pt"/>
    </style:style>
    <style:style style:name="P88" style:family="paragraph" style:parent-style-name="Standard">
      <style:paragraph-properties fo:text-align="end" style:justify-single-word="false" style:writing-mode="rl-tb"/>
      <style:text-properties style:font-name="Awami Nastaliq OT" fo:font-size="15pt" officeooo:rsid="00042789" officeooo:paragraph-rsid="00d6579a" style:font-size-asian="15pt" style:font-name-complex="Awami Nastaliq OT" style:font-size-complex="15pt"/>
    </style:style>
    <style:style style:name="T1" style:family="text">
      <style:text-properties style:font-name="Awami Nastaliq" officeooo:rsid="0049c41f" style:language-complex="fa" style:country-complex="IR"/>
    </style:style>
    <style:style style:name="T2" style:family="text">
      <style:text-properties fo:color="#800080" loext:opacity="100%" officeooo:rsid="00b28706"/>
    </style:style>
    <style:style style:name="T3" style:family="text">
      <style:text-properties style:use-window-font-color="true" loext:opacity="0%" officeooo:rsid="00b28706"/>
    </style:style>
    <style:style style:name="T4" style:family="text">
      <style:text-properties officeooo:rsid="00b28706"/>
    </style:style>
    <style:style style:name="T5" style:family="text">
      <style:text-properties fo:font-weight="normal" officeooo:rsid="00b28706" style:font-weight-asian="normal" style:font-weight-complex="normal"/>
    </style:style>
    <style:style style:name="T6" style:family="text">
      <style:text-properties style:font-name="Awami Nastaliq OT" fo:font-weight="normal" officeooo:rsid="00024582" style:font-weight-asian="normal" style:font-weight-complex="normal"/>
    </style:style>
    <style:style style:name="T7" style:family="text">
      <style:text-properties style:font-name="Awami Nastaliq OT" fo:font-weight="normal" officeooo:rsid="00042789" style:font-weight-asian="normal" style:font-weight-complex="normal"/>
    </style:style>
    <style:style style:name="T8" style:family="text">
      <style:text-properties style:font-name="Awami Nastaliq OT" fo:font-weight="normal" officeooo:rsid="000e14d7" style:font-weight-asian="normal" style:font-weight-complex="normal"/>
    </style:style>
    <style:style style:name="T9" style:family="text">
      <style:text-properties officeooo:rsid="00ca8b9d"/>
    </style:style>
    <style:style style:name="T10" style:family="text">
      <style:text-properties fo:font-weight="normal" fo:background-color="transparent" loext:char-shading-value="0" style:font-name-asian="Scheherazade" style:font-weight-asian="normal" style:language-complex="ur" style:country-complex="PK" style:font-weight-complex="normal"/>
    </style:style>
    <style:style style:name="T11" style:family="text">
      <style:text-properties fo:font-weight="normal" officeooo:rsid="00ccf474" fo:background-color="transparent" loext:char-shading-value="0" style:font-name-asian="Scheherazade" style:font-weight-asian="normal" style:language-complex="ur" style:country-complex="PK" style:font-weight-complex="normal"/>
    </style:style>
    <style:style style:name="T12" style:family="text">
      <style:text-properties fo:font-size="18pt" fo:font-weight="normal" officeooo:rsid="000e14d7" fo:background-color="transparent" loext:char-shading-value="0" style:font-name-asian="Scheherazade" style:font-size-asian="18pt" style:font-weight-asian="normal" style:font-name-complex="Awami Nastaliq OT" style:font-size-complex="18pt" style:language-complex="ur" style:country-complex="PK" style:font-weight-complex="normal"/>
    </style:style>
    <style:style style:name="T13" style:family="text">
      <style:text-properties officeooo:rsid="00042789"/>
    </style:style>
    <style:style style:name="T14" style:family="text">
      <style:text-properties officeooo:rsid="000ada2e"/>
    </style:style>
    <style:style style:name="T15" style:family="text">
      <style:text-properties officeooo:rsid="00192a9c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ff0000" loext:opacity="100%" officeooo:rsid="000d1a2b" style:language-complex="fa" style:country-complex="IR"/>
    </style:style>
    <style:style style:name="T18" style:family="text">
      <style:text-properties officeooo:rsid="0038172d"/>
    </style:style>
    <style:style style:name="T19" style:family="text">
      <style:text-properties officeooo:rsid="003906fa"/>
    </style:style>
    <style:style style:name="T20" style:family="text">
      <style:text-properties fo:color="#158466" loext:opacity="100%"/>
    </style:style>
    <style:style style:name="T21" style:family="text">
      <style:text-properties fo:color="#158466" loext:opacity="100%" officeooo:rsid="00192a9c"/>
    </style:style>
    <style:style style:name="T22" style:family="text">
      <style:text-properties fo:color="#158466" loext:opacity="100%" officeooo:rsid="0038172d"/>
    </style:style>
    <style:style style:name="T23" style:family="text">
      <style:text-properties fo:color="#158466" loext:opacity="100%" officeooo:rsid="003906fa"/>
    </style:style>
    <style:style style:name="T24" style:family="text">
      <style:text-properties fo:color="#158466" loext:opacity="100%" style:font-name="Awami Nastaliq" officeooo:rsid="001d5876"/>
    </style:style>
    <style:style style:name="T25" style:family="text">
      <style:text-properties fo:color="#158466" loext:opacity="100%" officeooo:rsid="0027011c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officeooo:rsid="006df407"/>
    </style:style>
    <style:style style:name="T28" style:family="text">
      <style:text-properties officeooo:rsid="006f53a3"/>
    </style:style>
    <style:style style:name="T29" style:family="text">
      <style:text-properties officeooo:rsid="0022f82b"/>
    </style:style>
    <style:style style:name="T30" style:family="text">
      <style:text-properties fo:color="#000000" loext:opacity="100%" officeooo:rsid="00192a9c"/>
    </style:style>
    <style:style style:name="T31" style:family="text">
      <style:text-properties officeooo:rsid="003b0458"/>
    </style:style>
    <style:style style:name="T32" style:family="text">
      <style:text-properties fo:color="#158466" loext:opacity="100%" officeooo:rsid="00a24640"/>
    </style:style>
    <style:style style:name="T33" style:family="text">
      <style:text-properties fo:color="#158466" loext:opacity="100%" officeooo:rsid="00a1a66f"/>
    </style:style>
    <style:style style:name="T34" style:family="text">
      <style:text-properties fo:color="#158466" loext:opacity="100%" officeooo:rsid="0022f82b"/>
    </style:style>
    <style:style style:name="T35" style:family="text">
      <style:text-properties fo:color="#158466" loext:opacity="100%" officeooo:rsid="00503d4a"/>
    </style:style>
    <style:style style:name="T36" style:family="text">
      <style:text-properties fo:color="#158466" loext:opacity="100%" officeooo:rsid="004ad37b"/>
    </style:style>
    <style:style style:name="T37" style:family="text">
      <style:text-properties fo:color="#000000" loext:opacity="100%" officeooo:rsid="002287a7"/>
    </style:style>
    <style:style style:name="T38" style:family="text">
      <style:text-properties fo:color="#158466" loext:opacity="100%" officeooo:rsid="002287a7"/>
    </style:style>
    <style:style style:name="T39" style:family="text">
      <style:text-properties fo:color="#000000" loext:opacity="100%" officeooo:rsid="0022f82b"/>
    </style:style>
    <style:style style:name="T40" style:family="text">
      <style:text-properties fo:color="#000000" loext:opacity="100%" officeooo:rsid="0024d3dd"/>
    </style:style>
    <style:style style:name="T41" style:family="text">
      <style:text-properties fo:color="#000000" loext:opacity="100%" officeooo:rsid="00263d78"/>
    </style:style>
    <style:style style:name="T42" style:family="text">
      <style:text-properties fo:color="#000000" loext:opacity="100%" officeooo:rsid="00239680"/>
    </style:style>
    <style:style style:name="T43" style:family="text">
      <style:text-properties fo:color="#000000" loext:opacity="100%" officeooo:rsid="00244d44"/>
    </style:style>
    <style:style style:name="T44" style:family="text">
      <style:text-properties officeooo:rsid="00239680"/>
    </style:style>
    <style:style style:name="T45" style:family="text">
      <style:text-properties fo:color="#158466" loext:opacity="100%" officeooo:rsid="00244d44"/>
    </style:style>
    <style:style style:name="T46" style:family="text">
      <style:text-properties fo:color="#158466" loext:opacity="100%" officeooo:rsid="00239680"/>
    </style:style>
    <style:style style:name="T47" style:family="text">
      <style:text-properties fo:color="#158466" loext:opacity="100%" officeooo:rsid="004e8644"/>
    </style:style>
    <style:style style:name="T48" style:family="text">
      <style:text-properties fo:color="#000000" loext:opacity="100%" officeooo:rsid="00158430"/>
    </style:style>
    <style:style style:name="T49" style:family="text">
      <style:text-properties style:font-name="Awami Nastaliq" officeooo:rsid="001d5876" style:language-complex="fa" style:country-complex="IR"/>
    </style:style>
    <style:style style:name="T50" style:family="text">
      <style:text-properties fo:color="#158466" loext:opacity="100%" officeooo:rsid="0017f981"/>
    </style:style>
    <style:style style:name="T51" style:family="text">
      <style:text-properties fo:color="#158466" loext:opacity="100%" style:font-name="Awami Nastaliq" officeooo:rsid="001d5876" style:language-complex="fa" style:country-complex="IR"/>
    </style:style>
    <style:style style:name="T52" style:family="text">
      <style:text-properties fo:color="#158466" loext:opacity="100%" officeooo:rsid="005a61af"/>
    </style:style>
    <style:style style:name="T53" style:family="text">
      <style:text-properties officeooo:rsid="0042385f"/>
    </style:style>
    <style:style style:name="T54" style:family="text">
      <style:text-properties officeooo:rsid="003daa9b"/>
    </style:style>
    <style:style style:name="T55" style:family="text">
      <style:text-properties fo:color="#158466" loext:opacity="100%" officeooo:rsid="0016f51c"/>
    </style:style>
    <style:style style:name="T56" style:family="text">
      <style:text-properties fo:color="#158466" loext:opacity="100%" officeooo:rsid="00527ef2"/>
    </style:style>
    <style:style style:name="T57" style:family="text">
      <style:text-properties style:font-name="Awami Nastaliq OT" officeooo:rsid="001196f7"/>
    </style:style>
    <style:style style:name="T58" style:family="text">
      <style:text-properties style:font-name="Awami Nastaliq OT"/>
    </style:style>
    <style:style style:name="T59" style:family="text">
      <style:text-properties style:font-name="Awami Nastaliq OT" officeooo:rsid="005a61af"/>
    </style:style>
    <style:style style:name="T60" style:family="text">
      <style:text-properties fo:color="#800080" loext:opacity="100%" style:font-name="Awami Nastaliq OT"/>
    </style:style>
    <style:style style:name="T61" style:family="text">
      <style:text-properties style:font-name="Awami Nastaliq OT" officeooo:rsid="0097a9e8"/>
    </style:style>
    <style:style style:name="T62" style:family="text">
      <style:text-properties style:font-name="Awami Nastaliq OT" officeooo:rsid="00546f4e"/>
    </style:style>
    <style:style style:name="T63" style:family="text">
      <style:text-properties style:font-name="Awami Nastaliq OT" officeooo:rsid="0020cb07"/>
    </style:style>
    <style:style style:name="T64" style:family="text">
      <style:text-properties style:font-name="Awami Nastaliq OT" officeooo:rsid="0066d7ec"/>
    </style:style>
    <style:style style:name="T65" style:family="text">
      <style:text-properties style:font-name="Awami Nastaliq OT" style:language-complex="ar" style:country-complex="BH"/>
    </style:style>
    <style:style style:name="T66" style:family="text">
      <style:text-properties fo:color="#bf0041" loext:opacity="100%" style:font-name="Awami Nastaliq OT"/>
    </style:style>
    <style:style style:name="T67" style:family="text">
      <style:text-properties fo:color="#bf0041" loext:opacity="100%" style:font-name="Awami Nastaliq OT" officeooo:rsid="0095f012"/>
    </style:style>
    <style:style style:name="T68" style:family="text">
      <style:text-properties officeooo:rsid="00187cac"/>
    </style:style>
    <style:style style:name="T69" style:family="text">
      <style:text-properties officeooo:rsid="0019a688"/>
    </style:style>
    <style:style style:name="T70" style:family="text">
      <style:text-properties style:font-name="Awami Nastaliq" officeooo:rsid="001d5876"/>
    </style:style>
    <style:style style:name="T71" style:family="text">
      <style:text-properties officeooo:rsid="0027011c"/>
    </style:style>
    <style:style style:name="T72" style:family="text">
      <style:text-properties fo:color="#ff0000" loext:opacity="100%" officeooo:rsid="0019a688"/>
    </style:style>
    <style:style style:name="T73" style:family="text">
      <style:text-properties officeooo:rsid="000fad75"/>
    </style:style>
    <style:style style:name="T74" style:family="text">
      <style:text-properties officeooo:rsid="0013e1f2"/>
    </style:style>
    <style:style style:name="T75" style:family="text">
      <style:text-properties officeooo:rsid="001196f7"/>
    </style:style>
    <style:style style:name="T76" style:family="text">
      <style:text-properties officeooo:rsid="0037b414"/>
    </style:style>
    <style:style style:name="T77" style:family="text">
      <style:text-properties officeooo:rsid="0028e373"/>
    </style:style>
    <style:style style:name="T78" style:family="text">
      <style:text-properties fo:color="#000000" loext:opacity="100%" style:font-name="Awami Nastaliq OT" officeooo:rsid="00192a9c"/>
    </style:style>
    <style:style style:name="T79" style:family="text">
      <style:text-properties fo:color="#000000" loext:opacity="100%" style:font-name="Awami Nastaliq OT" officeooo:rsid="0028e373"/>
    </style:style>
    <style:style style:name="T80" style:family="text">
      <style:text-properties fo:color="#000000" loext:opacity="100%" style:font-name="Awami Nastaliq OT" officeooo:rsid="0042385f"/>
    </style:style>
    <style:style style:name="T81" style:family="text">
      <style:text-properties fo:color="#ff0000" loext:opacity="100%" style:font-name="Awami Nastaliq OT" officeooo:rsid="00192a9c"/>
    </style:style>
    <style:style style:name="T82" style:family="text">
      <style:text-properties fo:color="#000000" loext:opacity="100%" style:font-name="Awami Nastaliq OT" officeooo:rsid="002adaa4"/>
    </style:style>
    <style:style style:name="T83" style:family="text">
      <style:text-properties style:font-name="Awami Nastaliq OT" officeooo:rsid="00192a9c"/>
    </style:style>
    <style:style style:name="T84" style:family="text">
      <style:text-properties style:font-name="Awami Nastaliq OT" officeooo:rsid="0028e373"/>
    </style:style>
    <style:style style:name="T85" style:family="text">
      <style:text-properties officeooo:rsid="001d5876"/>
    </style:style>
    <style:style style:name="T86" style:family="text">
      <style:text-properties style:font-name="Awami Nastaliq OT" officeooo:rsid="0027011c"/>
    </style:style>
    <style:style style:name="T87" style:family="text">
      <style:text-properties fo:color="#000000" loext:opacity="100%" officeooo:rsid="00187cac"/>
    </style:style>
    <style:style style:name="T88" style:family="text">
      <style:text-properties fo:color="#000000" loext:opacity="100%" style:font-name="Awami Nastaliq" officeooo:rsid="005be423"/>
    </style:style>
    <style:style style:name="T89" style:family="text">
      <style:text-properties fo:color="#ff0000" loext:opacity="100%" officeooo:rsid="00187cac"/>
    </style:style>
    <style:style style:name="T90" style:family="text">
      <style:text-properties style:font-name="Awami Nastaliq" officeooo:rsid="00192a9c"/>
    </style:style>
    <style:style style:name="T91" style:family="text">
      <style:text-properties style:font-name="Awami Nastaliq" officeooo:rsid="005f0b0f"/>
    </style:style>
    <style:style style:name="T92" style:family="text">
      <style:text-properties style:font-name="Awami Nastaliq" officeooo:rsid="005be423"/>
    </style:style>
    <style:style style:name="T93" style:family="text">
      <style:text-properties style:font-name="Awami Nastaliq" officeooo:rsid="0066d7ec"/>
    </style:style>
    <style:style style:name="T94" style:family="text">
      <style:text-properties style:font-name="Awami Nastaliq" officeooo:rsid="0062fb00"/>
    </style:style>
    <style:style style:name="T95" style:family="text">
      <style:text-properties officeooo:rsid="0064a1ca"/>
    </style:style>
    <style:style style:name="T96" style:family="text">
      <style:text-properties officeooo:rsid="002adaa4"/>
    </style:style>
    <style:style style:name="T97" style:family="text">
      <style:text-properties officeooo:rsid="002287a7"/>
    </style:style>
    <style:style style:name="T98" style:family="text">
      <style:text-properties fo:color="#000000" loext:opacity="100%" style:font-name="Awami Nastaliq OT" officeooo:rsid="0022f82b"/>
    </style:style>
    <style:style style:name="T99" style:family="text">
      <style:text-properties fo:color="#000000" loext:opacity="100%" style:font-name="Awami Nastaliq OT" officeooo:rsid="0024d3dd"/>
    </style:style>
    <style:style style:name="T100" style:family="text">
      <style:text-properties fo:color="#000000" loext:opacity="100%" style:font-name="Awami Nastaliq OT" officeooo:rsid="00329c57"/>
    </style:style>
    <style:style style:name="T101" style:family="text">
      <style:text-properties style:font-name="Awami Nastaliq OT" officeooo:rsid="0024d3dd"/>
    </style:style>
    <style:style style:name="T102" style:family="text">
      <style:text-properties style:font-name="Awami Nastaliq OT" officeooo:rsid="00329c57"/>
    </style:style>
    <style:style style:name="T103" style:family="text">
      <style:text-properties style:font-name="Awami Nastaliq OT" officeooo:rsid="0022f82b"/>
    </style:style>
    <style:style style:name="T104" style:family="text">
      <style:text-properties style:use-window-font-color="true" loext:opacity="0%" style:font-name="Awami Nastaliq OT" officeooo:rsid="0024d3dd"/>
    </style:style>
    <style:style style:name="T105" style:family="text">
      <style:text-properties style:use-window-font-color="true" loext:opacity="0%" style:font-name="Awami Nastaliq OT" officeooo:rsid="002adaa4"/>
    </style:style>
    <style:style style:name="T106" style:family="text">
      <style:text-properties style:use-window-font-color="true" loext:opacity="0%" style:font-name="Awami Nastaliq OT" officeooo:rsid="00329c57"/>
    </style:style>
    <style:style style:name="T107" style:family="text">
      <style:text-properties style:use-window-font-color="true" loext:opacity="0%" style:font-name="Awami Nastaliq OT" officeooo:rsid="0027011c"/>
    </style:style>
    <style:style style:name="T108" style:family="text">
      <style:text-properties style:use-window-font-color="true" loext:opacity="0%" style:font-name="Awami Nastaliq OT" officeooo:rsid="0028e373"/>
    </style:style>
    <style:style style:name="T109" style:family="text">
      <style:text-properties style:font-name="Awami Nastaliq OT" officeooo:rsid="002adaa4"/>
    </style:style>
    <style:style style:name="T110" style:family="text">
      <style:text-properties style:font-name="Awami Nastaliq OT" officeooo:rsid="003352e6"/>
    </style:style>
    <style:style style:name="T111" style:family="text">
      <style:text-properties officeooo:rsid="00578222"/>
    </style:style>
    <style:style style:name="T112" style:family="text">
      <style:text-properties fo:color="#ff0000" loext:opacity="100%"/>
    </style:style>
    <style:style style:name="T113" style:family="text">
      <style:text-properties style:font-name="Awami Nastaliq" officeooo:rsid="00192a9c" style:language-complex="fa" style:country-complex="IR"/>
    </style:style>
    <style:style style:name="T114" style:family="text">
      <style:text-properties style:font-name="Awami Nastaliq" officeooo:rsid="001a84ce" style:language-complex="fa" style:country-complex="IR"/>
    </style:style>
    <style:style style:name="T115" style:family="text">
      <style:text-properties officeooo:rsid="009c9508"/>
    </style:style>
    <style:style style:name="T116" style:family="text">
      <style:text-properties style:font-name="Awami Nastaliq" officeooo:rsid="001f3af6" style:language-complex="fa" style:country-complex="IR"/>
    </style:style>
    <style:style style:name="T117" style:family="text">
      <style:text-properties officeooo:rsid="0026a8aa"/>
    </style:style>
    <style:style style:name="T118" style:family="text">
      <style:text-properties officeooo:rsid="0028e373" style:language-complex="fa" style:country-complex="IR"/>
    </style:style>
    <style:style style:name="T119" style:family="text">
      <style:text-properties fo:color="#000000" loext:opacity="100%" officeooo:rsid="003ee9ef"/>
    </style:style>
    <style:style style:name="T120" style:family="text">
      <style:text-properties officeooo:rsid="0016f51c"/>
    </style:style>
    <style:style style:name="T121" style:family="text">
      <style:text-properties fo:color="#158466" loext:opacity="100%" style:font-name="Awami Nastaliq" officeooo:rsid="00192a9c" style:language-complex="fa" style:country-complex="IR"/>
    </style:style>
    <style:style style:name="T122" style:family="text">
      <style:text-properties fo:color="#158466" loext:opacity="100%" style:font-name="Awami Nastaliq" officeooo:rsid="001a84ce" style:language-complex="fa" style:country-complex="IR"/>
    </style:style>
    <style:style style:name="T123" style:family="text">
      <style:text-properties fo:color="#158466" loext:opacity="100%" officeooo:rsid="0058ef85"/>
    </style:style>
    <style:style style:name="T124" style:family="text">
      <style:text-properties style:font-name="Awami Nastaliq OT" officeooo:rsid="003f3912"/>
    </style:style>
    <style:style style:name="T125" style:family="text">
      <style:text-properties officeooo:rsid="001d5876" style:language-complex="fa" style:country-complex="IR"/>
    </style:style>
    <style:style style:name="T126" style:family="text">
      <style:text-properties officeooo:rsid="00192a9c" style:language-complex="fa" style:country-complex="IR"/>
    </style:style>
    <style:style style:name="T127" style:family="text">
      <style:text-properties officeooo:rsid="001a84ce" style:language-complex="fa" style:country-complex="IR"/>
    </style:style>
    <style:style style:name="T128" style:family="text">
      <style:text-properties fo:color="#000000" loext:opacity="100%" officeooo:rsid="0041329b"/>
    </style:style>
    <style:style style:name="T129" style:family="text">
      <style:text-properties fo:color="#000000" loext:opacity="100%" officeooo:rsid="000fad75"/>
    </style:style>
    <style:style style:name="T130" style:family="text">
      <style:text-properties fo:color="#000000" loext:opacity="100%" style:font-name="Awami Nastaliq" officeooo:rsid="001a84ce"/>
    </style:style>
    <style:style style:name="T131" style:family="text">
      <style:text-properties fo:color="#000000" loext:opacity="100%" officeooo:rsid="0013e1f2"/>
    </style:style>
    <style:style style:name="T132" style:family="text">
      <style:text-properties fo:color="#158466" loext:opacity="100%" officeooo:rsid="001d5876"/>
    </style:style>
    <style:style style:name="T133" style:family="text">
      <style:text-properties fo:color="#158466" loext:opacity="100%" officeooo:rsid="002dd6b1"/>
    </style:style>
    <style:style style:name="T134" style:family="text">
      <style:text-properties fo:color="#158466" loext:opacity="100%" officeooo:rsid="001a84ce"/>
    </style:style>
    <style:style style:name="T135" style:family="text">
      <style:text-properties fo:color="#158466" loext:opacity="100%" officeooo:rsid="002ca182"/>
    </style:style>
    <style:style style:name="T136" style:family="text">
      <style:text-properties officeooo:rsid="0044ae51"/>
    </style:style>
    <style:style style:name="T137" style:family="text">
      <style:text-properties fo:color="#158466" loext:opacity="100%" officeooo:rsid="0044ae51"/>
    </style:style>
    <style:style style:name="T138" style:family="text">
      <style:text-properties fo:color="#158466" loext:opacity="100%" officeooo:rsid="005c09f4"/>
    </style:style>
    <style:style style:name="T139" style:family="text">
      <style:text-properties officeooo:rsid="005f0b0f"/>
    </style:style>
    <style:style style:name="T140" style:family="text">
      <style:text-properties officeooo:rsid="00432013"/>
    </style:style>
    <style:style style:name="T141" style:family="text">
      <style:text-properties officeooo:rsid="005c09f4"/>
    </style:style>
    <style:style style:name="T142" style:family="text">
      <style:text-properties officeooo:rsid="00453657"/>
    </style:style>
    <style:style style:name="T143" style:family="text">
      <style:text-properties officeooo:rsid="0046ddd4"/>
    </style:style>
    <style:style style:name="T144" style:family="text">
      <style:text-properties fo:color="#158466" loext:opacity="100%" officeooo:rsid="0046ddd4"/>
    </style:style>
    <style:style style:name="T145" style:family="text">
      <style:text-properties fo:color="#158466" loext:opacity="100%" officeooo:rsid="005d6a74"/>
    </style:style>
    <style:style style:name="T146" style:family="text">
      <style:text-properties officeooo:rsid="00495dcb"/>
    </style:style>
    <style:style style:name="T147" style:family="text">
      <style:text-properties officeooo:rsid="004a6e1f"/>
    </style:style>
    <style:style style:name="T148" style:family="text">
      <style:text-properties officeooo:rsid="005d6a74"/>
    </style:style>
    <style:style style:name="T149" style:family="text">
      <style:text-properties officeooo:rsid="004a72bd"/>
    </style:style>
    <style:style style:name="T150" style:family="text">
      <style:text-properties officeooo:rsid="0068edcb"/>
    </style:style>
    <style:style style:name="T151" style:family="text">
      <style:text-properties fo:color="#000000" loext:opacity="100%" officeooo:rsid="004a72bd"/>
    </style:style>
    <style:style style:name="T152" style:family="text">
      <style:text-properties officeooo:rsid="0061670d"/>
    </style:style>
    <style:style style:name="T153" style:family="text">
      <style:text-properties officeooo:rsid="0061c22d"/>
    </style:style>
    <style:style style:name="T154" style:family="text">
      <style:text-properties officeooo:rsid="005649e1"/>
    </style:style>
    <style:style style:name="T155" style:family="text">
      <style:text-properties officeooo:rsid="00658783"/>
    </style:style>
    <style:style style:name="T156" style:family="text">
      <style:text-properties officeooo:rsid="0065f6df"/>
    </style:style>
    <style:style style:name="T157" style:family="text">
      <style:text-properties officeooo:rsid="0069eaf8"/>
    </style:style>
    <style:style style:name="T158" style:family="text">
      <style:text-properties officeooo:rsid="009fe3f9"/>
    </style:style>
    <style:style style:name="T159" style:family="text">
      <style:text-properties officeooo:rsid="000bf558" fo:background-color="transparent" loext:char-shading-value="0" style:language-complex="ar" style:country-complex="BH"/>
    </style:style>
    <style:style style:name="T160" style:family="text">
      <style:text-properties officeooo:rsid="000fad75" fo:background-color="transparent" loext:char-shading-value="0" style:language-complex="ar" style:country-complex="BH"/>
    </style:style>
    <style:style style:name="T161" style:family="text">
      <style:text-properties style:font-name="Arial" officeooo:rsid="004e1586" fo:background-color="transparent" loext:char-shading-value="0" style:font-name-asian="Scheherazade" style:language-complex="fa" style:country-complex="IR"/>
    </style:style>
    <style:style style:name="T162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63" style:family="text">
      <style:text-properties officeooo:rsid="009fe3f9" fo:background-color="transparent" loext:char-shading-value="0" style:language-complex="ar" style:country-complex="BH"/>
    </style:style>
    <style:style style:name="T164" style:family="text">
      <style:text-properties style:font-name="Awami Nastaliq OT" officeooo:rsid="000bf558" style:language-complex="ar" style:country-complex="BH"/>
    </style:style>
    <style:style style:name="T165" style:family="text">
      <style:text-properties fo:color="#158466" loext:opacity="100%" officeooo:rsid="00b54949"/>
    </style:style>
    <style:style style:name="T166" style:family="text">
      <style:text-properties officeooo:rsid="00755f12"/>
    </style:style>
    <style:style style:name="T167" style:family="text">
      <style:text-properties fo:color="#158466" loext:opacity="10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68" style:family="text">
      <style:text-properties fo:color="#158466" loext:opacity="10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69" style:family="text">
      <style:text-properties fo:color="#158466" loext:opacity="10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70" style:family="text">
      <style:text-properties style:use-window-font-color="true" loext:opacity="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71" style:family="text">
      <style:text-properties style:use-window-font-color="true" loext:opacity="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72" style:family="text">
      <style:text-properties style:use-window-font-color="true" loext:opacity="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73" style:family="text">
      <style:text-properties fo:color="#158466" loext:opacity="10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74" style:family="text">
      <style:text-properties style:use-window-font-color="true" loext:opacity="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75" style:family="text">
      <style:text-properties fo:color="#158466" loext:opacity="100%" officeooo:rsid="002ab0bf"/>
    </style:style>
    <style:style style:name="T176" style:family="text">
      <style:text-properties fo:color="#158466" loext:opacity="100%" officeooo:rsid="00716f3c"/>
    </style:style>
    <style:style style:name="T177" style:family="text">
      <style:text-properties fo:color="#158466" loext:opacity="100%" officeooo:rsid="002bf14f"/>
    </style:style>
    <style:style style:name="T178" style:family="text">
      <style:text-properties fo:color="#800080" loext:opacity="100%" officeooo:rsid="006f993f"/>
    </style:style>
    <style:style style:name="T179" style:family="text">
      <style:text-properties fo:color="#800080" loext:opacity="100%"/>
    </style:style>
    <style:style style:name="T180" style:family="text">
      <style:text-properties officeooo:rsid="006f993f"/>
    </style:style>
    <style:style style:name="T181" style:family="text">
      <style:text-properties fo:color="#ff0000" loext:opacity="100%" officeooo:rsid="002bf14f"/>
    </style:style>
    <style:style style:name="T182" style:family="text">
      <style:text-properties fo:color="#000000" loext:opacity="100%" officeooo:rsid="002ab0bf"/>
    </style:style>
    <style:style style:name="T183" style:family="text">
      <style:text-properties fo:color="#000000" loext:opacity="100%" officeooo:rsid="00716f3c"/>
    </style:style>
    <style:style style:name="T184" style:family="text">
      <style:text-properties fo:color="#000000" loext:opacity="100%" officeooo:rsid="002bf14f"/>
    </style:style>
    <style:style style:name="T185" style:family="text">
      <style:text-properties fo:color="#158466" loext:opacity="100%" officeooo:rsid="007012a4"/>
    </style:style>
    <style:style style:name="T186" style:family="text">
      <style:text-properties fo:color="#000000" loext:opacity="100%" officeooo:rsid="007012a4"/>
    </style:style>
    <style:style style:name="T187" style:family="text">
      <style:text-properties fo:color="#ff0000" loext:opacity="100%" officeooo:rsid="007012a4"/>
    </style:style>
    <style:style style:name="T188" style:family="text">
      <style:text-properties fo:color="#ff0000" loext:opacity="100%" officeooo:rsid="00755f12"/>
    </style:style>
    <style:style style:name="T189" style:family="text">
      <style:text-properties fo:color="#800080" loext:opacity="100%" officeooo:rsid="00755f12"/>
    </style:style>
    <style:style style:name="T190" style:family="text">
      <style:text-properties officeooo:rsid="0076e12e"/>
    </style:style>
    <style:style style:name="T191" style:family="text">
      <style:text-properties officeooo:rsid="007872b0"/>
    </style:style>
    <style:style style:name="T192" style:family="text">
      <style:text-properties fo:color="#158466" loext:opacity="100%" officeooo:rsid="00755f12"/>
    </style:style>
    <style:style style:name="T193" style:family="text">
      <style:text-properties fo:color="#158466" loext:opacity="100%" officeooo:rsid="007872b0"/>
    </style:style>
    <style:style style:name="T194" style:family="text">
      <style:text-properties officeooo:rsid="002ab0bf"/>
    </style:style>
    <style:style style:name="T195" style:family="text">
      <style:text-properties fo:color="#158466" loext:opacity="100%" officeooo:rsid="00762f01"/>
    </style:style>
    <style:style style:name="T196" style:family="text">
      <style:text-properties officeooo:rsid="00762f01"/>
    </style:style>
    <style:style style:name="T197" style:family="text">
      <style:text-properties officeooo:rsid="008d2955"/>
    </style:style>
    <style:style style:name="T198" style:family="text">
      <style:text-properties officeooo:rsid="007c3103"/>
    </style:style>
    <style:style style:name="T199" style:family="text">
      <style:text-properties officeooo:rsid="00817d74"/>
    </style:style>
    <style:style style:name="T200" style:family="text">
      <style:text-properties officeooo:rsid="008dfb67"/>
    </style:style>
    <style:style style:name="T201" style:family="text">
      <style:text-properties officeooo:rsid="00890613"/>
    </style:style>
    <style:style style:name="T202" style:family="text">
      <style:text-properties officeooo:rsid="008d174f"/>
    </style:style>
    <style:style style:name="T203" style:family="text">
      <style:text-properties officeooo:rsid="008b1ff9"/>
    </style:style>
    <style:style style:name="T204" style:family="text">
      <style:text-properties fo:font-size="11pt" officeooo:rsid="00861b49" style:font-size-asian="11pt" style:font-size-complex="11pt"/>
    </style:style>
    <style:style style:name="T205" style:family="text">
      <style:text-properties fo:color="#000000" loext:opacity="100%" officeooo:rsid="00817d74"/>
    </style:style>
    <style:style style:name="T206" style:family="text">
      <style:text-properties fo:color="#158466" loext:opacity="100%" officeooo:rsid="00817d74" fo:background-color="transparent" loext:char-shading-value="0" style:language-complex="ar" style:country-complex="BH"/>
    </style:style>
    <style:style style:name="T207" style:family="text">
      <style:text-properties fo:color="#158466" loext:opacity="100%" officeooo:rsid="00807044" fo:background-color="transparent" loext:char-shading-value="0" style:language-complex="ar" style:country-complex="BH"/>
    </style:style>
    <style:style style:name="T208" style:family="text">
      <style:text-properties fo:color="#158466" loext:opacity="100%" officeooo:rsid="0082fab4" fo:background-color="transparent" loext:char-shading-value="0" style:language-complex="ar" style:country-complex="BH"/>
    </style:style>
    <style:style style:name="T209" style:family="text">
      <style:text-properties style:font-name="Awami Nastaliq OT" officeooo:rsid="00b54949" fo:background-color="transparent" loext:char-shading-value="0" style:language-complex="ar" style:country-complex="BH"/>
    </style:style>
    <style:style style:name="T210" style:family="text">
      <style:text-properties style:font-name="Awami Nastaliq OT" officeooo:rsid="00b4370e"/>
    </style:style>
    <style:style style:name="T211" style:family="text">
      <style:text-properties style:font-name="Awami Nastaliq OT" officeooo:rsid="00b54949"/>
    </style:style>
    <style:style style:name="T212" style:family="text">
      <style:text-properties style:font-name="Awami Nastaliq OT" officeooo:rsid="000e14d7" style:font-name-complex="Awami Nastaliq OT"/>
    </style:style>
    <style:style style:name="T213" style:family="text">
      <style:text-properties fo:color="#158466" loext:opacity="100%" style:font-name="Arial" fo:font-size="15pt" officeooo:rsid="0068c17c" fo:background-color="transparent" loext:char-shading-value="0" style:font-name-asian="Scheherazade" style:font-size-asian="15pt" style:font-size-complex="15pt" style:language-complex="ur" style:country-complex="PK"/>
    </style:style>
    <style:style style:name="T214" style:family="text">
      <style:text-properties officeooo:rsid="00aeffeb"/>
    </style:style>
    <style:style style:name="T215" style:family="text">
      <style:text-properties style:font-name="Awami Nastaliq OT" officeooo:rsid="004834dc" style:font-name-asian="Scheherazade" style:language-complex="fa" style:country-complex="IR"/>
    </style:style>
    <style:style style:name="T216" style:family="text">
      <style:text-properties style:font-name="Awami Nastaliq OT" officeooo:rsid="004834dc" style:language-complex="fa" style:country-complex="IR"/>
    </style:style>
    <style:style style:name="T217" style:family="text">
      <style:text-properties fo:color="#ff0000" loext:opacity="100%" style:font-name="Awami Nastaliq OT" officeooo:rsid="004834dc" style:language-complex="fa" style:country-complex="IR"/>
    </style:style>
    <style:style style:name="T218" style:family="text">
      <style:text-properties fo:color="#800080" loext:opacity="100%" style:font-name="Awami Nastaliq OT" officeooo:rsid="004834dc" style:font-name-asian="Scheherazade" style:language-complex="fa" style:country-complex="IR"/>
    </style:style>
    <style:style style:name="T219" style:family="text">
      <style:text-properties fo:color="#800080" loext:opacity="100%" style:font-name="Awami Nastaliq OT" officeooo:rsid="004834dc" style:language-complex="fa" style:country-complex="IR"/>
    </style:style>
    <style:style style:name="T220" style:family="text">
      <style:text-properties fo:color="#000000" loext:opacity="100%" style:font-name="Awami Nastaliq OT" officeooo:rsid="004834dc" style:language-complex="fa" style:country-complex="IR"/>
    </style:style>
    <style:style style:name="T221" style:family="text">
      <style:text-properties fo:color="#000000" loext:opacity="100%" style:font-name="Awami Nastaliq OT" officeooo:rsid="00bb9db5" style:language-complex="fa" style:country-complex="IR"/>
    </style:style>
    <style:style style:name="T222" style:family="text">
      <style:text-properties style:font-name="Arial" officeooo:rsid="0068c17c" style:language-complex="ur" style:country-complex="PK"/>
    </style:style>
    <style:style style:name="T223" style:family="text">
      <style:text-properties fo:font-weight="normal" officeooo:rsid="00042789" style:font-weight-asian="normal" style:language-complex="ur" style:country-complex="PK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 yet fixed</text:p>
      <text:p text:style-name="P2"><text:span text:style-name="T1">کےبپتسِمہ</text:span> <text:s text:c="4"/><text:span text:style-name="T2">ہ پُ</text:span><text:span text:style-name="T3">شتیں <text:s text:c="3"/></text:span><text:span text:style-name="T4">ازادی <text:s text:c="3"/></text:span><text:span text:style-name="T5">ونڄ <text:s text:c="4"/></text:span><text:span text:style-name="T6">بئوککار <text:s text:c="3"/>جگوآزادی <text:s text:c="3"/>گینوککار <text:s text:c="3"/>کومکج <text:s text:c="2"/>قومیتئ <text:s text:c="3"/>لازمئ <text:s/></text:span><text:span text:style-name="T7">آپنڑِیں <text:s text:c="3"/>سُنڑگُنا <text:s text:c="4"/></text:span><text:span text:style-name="T7">آپنڑِیںجَان <text:s text:c="5"/></text:span><text:span text:style-name="T8">ترجیح</text:span></text:p>
      <text:p text:style-name="P3">ثَبوت پَیش کِیتے گئے </text:p>
      <text:p text:style-name="P4">مل کِیتے <text:s text:c="4"/>ں پَیسی <text:s text:c="3"/>قُرآن <text:s text:c="2"/>فِرہ<text:span text:style-name="T9">ک <text:s/></text:span><text:span text:style-name="T10">ں پَھیلا <text:s text:c="3"/>قُرآن <text:s text:c="2"/>اں پَھیل</text:span><text:span text:style-name="T11">ا <text:s text:c="2"/></text:span><text:span text:style-name="T10">اں پَھیل <text:s text:c="2"/>غَیرجَا <text:s text:c="2"/>کِیتی جُلسی <text:s text:c="4"/>آںآ <text:s text:c="5"/></text:span><text:span text:style-name="T12">اثاٞ <text:s/></text:span><text:span text:style-name="T12">اثا</text:span></text:p>
      <text:p text:style-name="P5">کَلمہ پَڑ</text:p>
      <text:p text:style-name="P6">Diacritics - <text:span text:style-name="T13">زت کِہن <text:s text:c="3"/>جِہڑِ <text:s text:c="3"/></text:span></text:p>
      <text:p text:style-name="P7">Too tall - <text:s text:c="2"/><text:span text:style-name="T13">شَخص</text:span></text:p>
      <text:p text:style-name="P8">Kerning – <text:span text:style-name="T14">nuqta overhang </text:span><text:span text:style-name="T15">below</text:span></text:p>
      <text:p text:style-name="P9"><text:span text:style-name="T16">beh</text:span><text:span text:style-name="T17"><text:tab/></text:span></text:p>
      <text:p text:style-name="P10">ابت<text:tab/> <text:span text:style-name="T18">ابت</text:span><text:span text:style-name="T19">م</text:span><text:tab/><text:tab/><text:tab/><text:span text:style-name="T20">ا</text:span><text:span text:style-name="T21">ی</text:span><text:span text:style-name="T20">ت <text:s/>ا</text:span><text:span text:style-name="T21">پ</text:span><text:span text:style-name="T20">ت <text:s/></text:span><text:span text:style-name="T22">ا</text:span><text:span text:style-name="T21">ی</text:span><text:span text:style-name="T22">ت</text:span><text:span text:style-name="T23">م <text:s/></text:span><text:span text:style-name="T22">ا</text:span><text:span text:style-name="T21">پ</text:span><text:span text:style-name="T22">ت</text:span><text:span text:style-name="T23">م</text:span><text:span text:style-name="T21"> <text:s/></text:span><text:span text:style-name="T22"><text:s/></text:span><text:span text:style-name="T24">–</text:span><text:span text:style-name="T21"> </text:span><text:span text:style-name="T25">100</text:span></text:p>
      <text:p text:style-name="P11"><text:span text:style-name="T26">ابتس</text:span><text:tab/><text:tab/><text:tab/><text:tab/><text:span text:style-name="T20">ا</text:span><text:span text:style-name="T21">ی</text:span><text:span text:style-name="T20">تس <text:s/>ا</text:span><text:span text:style-name="T21">پ</text:span><text:span text:style-name="T20">تس <text:s text:c="2"/></text:span><text:span text:style-name="T24">–</text:span><text:span text:style-name="T21"> </text:span><text:span text:style-name="T25">100</text:span></text:p>
      <text:p text:style-name="P12"><text:span text:style-name="T26">ا</text:span><text:span text:style-name="T27">ن</text:span><text:span text:style-name="T26">یگ<text:tab/></text:span><text:tab/><text:tab/><text:tab/>اپیگ - <text:span text:style-name="T28">100</text:span></text:p>
      <text:p text:style-name="P13">ابہ <text:s/>ابنہ<text:tab/><text:tab/><text:tab/>ا<text:span text:style-name="T29">ی</text:span>ہ <text:s text:c="3"/>ا<text:span text:style-name="T29">ی</text:span>نہ</text:p>
      <text:p text:style-name="P14"><text:span text:style-name="T30">ابر</text:span><text:span text:style-name="T15"><text:tab/><text:tab/><text:tab/><text:tab/></text:span><text:span text:style-name="T21">ایر <text:s/>اپر </text:span><text:span text:style-name="T24">–</text:span><text:span text:style-name="T21"> </text:span><text:span text:style-name="T25">200</text:span><text:span text:style-name="T20"><text:tab/><text:tab/><text:tab/>آویز</text:span></text:p>
      <text:p text:style-name="P15">اب<text:span text:style-name="T31">ب</text:span>ر<text:tab/><text:tab/><text:tab/><text:tab/><text:span text:style-name="T20">ایبر <text:s text:c="2"/>اپبر <text:s/>وپبر <text:s text:c="2"/>- </text:span><text:span text:style-name="T32">2</text:span><text:span text:style-name="T33">00</text:span></text:p>
      <text:p text:style-name="P16"><text:soft-page-break/><text:s text:c="2"/>ابن<text:tab/>ابتن<text:tab/><text:tab/><text:tab/><text:span text:style-name="T20">ا</text:span><text:span text:style-name="T34">ی</text:span><text:span text:style-name="T20">ن </text:span><text:span text:style-name="T24">–</text:span><text:span text:style-name="T21"> </text:span><text:span text:style-name="T35">2</text:span><text:span text:style-name="T25">00</text:span><text:span text:style-name="T20"> <text:s text:c="3"/>ا</text:span><text:span text:style-name="T34">ی</text:span><text:span text:style-name="T20">تن</text:span><text:span text:style-name="T21"> </text:span><text:span text:style-name="T24">–</text:span><text:span text:style-name="T21"> </text:span><text:span text:style-name="T25">100</text:span></text:p>
      <text:p text:style-name="P17">ابج <text:s text:c="2"/>ابجت<text:tab/><text:tab/><text:tab/>ایج <text:s text:c="4"/><text:span text:style-name="T20">اپجت</text:span><text:span text:style-name="T21"> </text:span><text:span text:style-name="T24">–</text:span><text:span text:style-name="T21"> </text:span><text:span text:style-name="T36">3</text:span><text:span text:style-name="T25">00</text:span></text:p>
      <text:p text:style-name="P18"><text:span text:style-name="T26">ابس <text:s/>اب</text:span><text:span text:style-name="T37">ص</text:span><text:tab/><text:tab/><text:tab/> <text:span text:style-name="T38">ایص </text:span><text:span text:style-name="T20">ا</text:span><text:span text:style-name="T25">پ</text:span><text:span text:style-name="T20">س</text:span><text:span text:style-name="T21"> </text:span><text:span text:style-name="T24">–</text:span><text:span text:style-name="T21"> </text:span><text:span text:style-name="T25">100</text:span></text:p>
      <text:p text:style-name="P19"><text:span text:style-name="T39">ابطم<text:tab/></text:span><text:span text:style-name="T40">ا</text:span><text:span text:style-name="T41">ب</text:span><text:span text:style-name="T40">فل</text:span><text:span text:style-name="T39"><text:tab/><text:tab/><text:tab/>ایطم اپطم <text:s text:c="4"/></text:span><text:span text:style-name="T40">ایفل</text:span></text:p>
      <text:p text:style-name="P20"><text:span text:style-name="T39">اب</text:span><text:span text:style-name="T42">عم <text:s text:c="2"/></text:span><text:span text:style-name="T39">اب</text:span><text:span text:style-name="T42">ع<text:tab/><text:tab/><text:tab/></text:span><text:span text:style-name="T39">ا</text:span><text:span text:style-name="T43">ی</text:span><text:span text:style-name="T42">ع <text:s/></text:span><text:span text:style-name="T39">ا</text:span><text:span text:style-name="T43">پ</text:span><text:span text:style-name="T42">ع</text:span><text:span text:style-name="T44"> <text:s/></text:span><text:span text:style-name="T34">ا</text:span><text:span text:style-name="T45">ی</text:span><text:span text:style-name="T46">عم <text:s/></text:span><text:span text:style-name="T34">ا</text:span><text:span text:style-name="T45">پ</text:span><text:span text:style-name="T46">عم</text:span><text:span text:style-name="T21"> <text:s/></text:span><text:span text:style-name="T46"><text:s text:c="2"/></text:span><text:span text:style-name="T24">–</text:span><text:span text:style-name="T21"> </text:span><text:span text:style-name="T47">200</text:span></text:p>
      <text:p text:style-name="P21"><text:span text:style-name="T26">ا</text:span><text:span text:style-name="T48">ب</text:span><text:span text:style-name="T26">م <text:tab/><text:tab/><text:tab/><text:tab/></text:span>ایم اپم <text:span text:style-name="T49">–</text:span> 200 <text:s text:c="3"/></text:p>
      <text:p text:style-name="P22"><text:span text:style-name="T50">ابما </text:span><text:span text:style-name="T51">–</text:span><text:span text:style-name="T50"> 200</text:span> <text:s text:c="3"/><text:tab/><text:tab/><text:tab/><text:span text:style-name="T20"> ایما <text:s/>ا</text:span><text:span text:style-name="T50">پ</text:span><text:span text:style-name="T20">ما </text:span><text:span text:style-name="T51">–</text:span><text:span text:style-name="T20"> </text:span><text:span text:style-name="T52">5</text:span><text:span text:style-name="T47">00</text:span></text:p>
      <text:p text:style-name="P23">ابکم اب<text:span text:style-name="T53">د</text:span> <text:s text:c="4"/>ابہ <text:s/>ابہس <text:tab/><text:tab/>ایکم <text:s/>اپ<text:span text:style-name="T54">ل</text:span>م <text:s text:c="2"/>ا<text:span text:style-name="T53">ید</text:span> <text:s text:c="3"/>ایہ <text:s text:c="2"/>اپہش</text:p>
      <text:p text:style-name="P24"><text:span text:style-name="T26">ابھم</text:span><text:tab/><text:tab/><text:tab/><text:tab/><text:tab/><text:span text:style-name="T20">ایھم <text:s text:c="2"/>اپھم</text:span><text:span text:style-name="T55"> </text:span><text:span text:style-name="T51">–</text:span><text:span text:style-name="T55"> </text:span><text:span text:style-name="T56">200</text:span></text:p>
      <text:p text:style-name="P25"><text:span text:style-name="T57">ا</text:span><text:span text:style-name="T58">بی </text:span><text:span text:style-name="T59">ر</text:span><text:span text:style-name="T58">بی </text:span><text:span text:style-name="T60">کھیربی</text:span><text:span text:style-name="T58"> <text:s/>- </text:span><text:span text:style-name="T61">3</text:span><text:span text:style-name="T62">00<text:tab/></text:span><text:span text:style-name="T58"><text:tab/></text:span><text:span text:style-name="T63">ایی <text:s/>اپی - </text:span><text:span text:style-name="T64">6</text:span><text:span text:style-name="T59">00</text:span><text:span text:style-name="T63"><text:tab/></text:span><text:span text:style-name="T58"><text:tab/><text:tab/></text:span><text:span text:style-name="T65">بُودپی <text:s/></text:span><text:span text:style-name="T66"><text:s text:c="2"/>کھیرب</text:span><text:span text:style-name="T67">م</text:span></text:p>
      <text:p text:style-name="P26"><text:span text:style-name="T68">ابو</text:span><text:span text:style-name="T69"> </text:span><text:span text:style-name="T70">–</text:span><text:span text:style-name="T69"> </text:span><text:span text:style-name="T71">100</text:span><text:span text:style-name="T72"><text:tab/><text:tab/><text:tab/><text:tab/></text:span><text:span text:style-name="T68">ایو</text:span><text:span text:style-name="T73"> ا</text:span><text:span text:style-name="T69">پ</text:span><text:span text:style-name="T74">ق</text:span><text:span text:style-name="T69"> – </text:span><text:span text:style-name="T75">400<text:tab/><text:tab/><text:tab/></text:span>آنکڑیوں <text:s text:c="2"/><text:span text:style-name="T69">ڈم</text:span><text:span text:style-name="T76">‌</text:span><text:span text:style-name="T69">پو</text:span></text:p>
      <text:p text:style-name="P27">جقمےنبس<text:tab/><text:tab/><text:tab/><text:tab/>جقمےنیس<text:tab/><text:tab/><text:tab/><text:tab/>جقمےنتس</text:p>
      <text:p text:style-name="P28">jeem</text:p>
      <text:p text:style-name="P29">اجب اجبل<text:tab/><text:tab/><text:tab/>ا<text:span text:style-name="T77">ڃ</text:span>ب ا<text:span text:style-name="T77">ڇ</text:span>بل</text:p>
      <text:p text:style-name="P30"><text:soft-page-break/><text:span text:style-name="T78">ا</text:span><text:span text:style-name="T79">ج</text:span><text:span text:style-name="T78">ر ا</text:span><text:span text:style-name="T79">ج</text:span><text:span text:style-name="T80">ب</text:span><text:span text:style-name="T78">ر</text:span><text:span text:style-name="T81"><text:tab/><text:tab/><text:tab/></text:span><text:span text:style-name="T80">ا</text:span><text:span text:style-name="T82">چ</text:span><text:span text:style-name="T80">بر</text:span><text:span text:style-name="T81"><text:tab/></text:span><text:span text:style-name="T83">ا</text:span><text:span text:style-name="T84">ڃ</text:span><text:span text:style-name="T83">ر <text:s/>ا</text:span><text:span text:style-name="T84">چ</text:span><text:span text:style-name="T83">ر <text:s/>ا</text:span><text:span text:style-name="T84">ڇ</text:span><text:span text:style-name="T83">ر </text:span><text:span text:style-name="T85">–</text:span><text:span text:style-name="T83"> </text:span><text:span text:style-name="T84">1</text:span><text:span text:style-name="T86">00</text:span></text:p>
      <text:p text:style-name="P31"><text:span text:style-name="T87">ا</text:span><text:span text:style-name="T88">جج</text:span><text:span text:style-name="T89"><text:tab/><text:tab/><text:tab/><text:tab/></text:span><text:span text:style-name="T68">ا</text:span><text:span text:style-name="T90">ڃڃ - </text:span><text:span text:style-name="T91">200</text:span><text:span text:style-name="T90"> <text:s text:c="4"/></text:span><text:span text:style-name="T68">ا</text:span><text:span text:style-name="T90">ڃڃ</text:span><text:span text:style-name="T92">ق <text:s/></text:span><text:span text:style-name="T93">ا</text:span><text:span text:style-name="T90">ڃڃ</text:span><text:span text:style-name="T94">ف</text:span><text:span text:style-name="T92"> </text:span><text:span text:style-name="T69"><text:s/>– </text:span><text:span text:style-name="T95">6</text:span><text:span text:style-name="T75">00</text:span></text:p>
      <text:p text:style-name="P32">ا<text:span text:style-name="T96">ج</text:span>س <text:s/>ا<text:span text:style-name="T96">ج</text:span><text:span text:style-name="T97">ص</text:span><text:tab/><text:span text:style-name="T29">ا</text:span><text:span text:style-name="T96">ج</text:span><text:span text:style-name="T29">طم<text:tab/></text:span><text:tab/> <text:span text:style-name="T97">ا</text:span><text:span text:style-name="T77">ڃ</text:span><text:span text:style-name="T97">ص </text:span>ا<text:span text:style-name="T77">ڇ</text:span>س <text:span text:style-name="T29">ا</text:span><text:span text:style-name="T77">ڃ</text:span><text:span text:style-name="T29">طم ا</text:span><text:span text:style-name="T77">ڇ</text:span><text:span text:style-name="T29">طم</text:span></text:p>
      <text:p text:style-name="P33"><text:span text:style-name="T98"><text:s text:c="2"/></text:span><text:span text:style-name="T99">ا</text:span><text:span text:style-name="T82">ج</text:span><text:span text:style-name="T100">ع</text:span><text:span text:style-name="T99">ل <text:s/></text:span><text:span text:style-name="T98"><text:s/></text:span><text:span text:style-name="T99">ا</text:span><text:span text:style-name="T82">ج</text:span><text:span text:style-name="T100">ع</text:span><text:span text:style-name="T99"> <text:tab/></text:span><text:span text:style-name="T98"><text:tab/><text:tab/></text:span><text:span text:style-name="T101">ا</text:span><text:span text:style-name="T84">ڃ</text:span><text:span text:style-name="T102">ع</text:span><text:span text:style-name="T103"> </text:span><text:span text:style-name="T104">ا</text:span><text:span text:style-name="T105">چ</text:span><text:span text:style-name="T106">ع</text:span><text:span text:style-name="T104">ل</text:span><text:span text:style-name="T107"> <text:s/></text:span><text:span text:style-name="T104">ا</text:span><text:span text:style-name="T108">ڇ</text:span><text:span text:style-name="T106">ع</text:span><text:span text:style-name="T104">ل <text:s/></text:span><text:span text:style-name="T101">ا</text:span><text:span text:style-name="T84">ڇ</text:span><text:span text:style-name="T102">ع</text:span><text:span text:style-name="T100"> <text:s/></text:span><text:span text:style-name="T85">–</text:span><text:span text:style-name="T83"> </text:span><text:span text:style-name="T84">1</text:span><text:span text:style-name="T86">00</text:span></text:p>
      <text:p text:style-name="P34"><text:span text:style-name="T99">ا</text:span><text:span text:style-name="T82">ج</text:span><text:span text:style-name="T99">فل</text:span><text:span text:style-name="T100"><text:tab/><text:tab/><text:tab/><text:tab/></text:span><text:span text:style-name="T101"> <text:s text:c="4"/>ا</text:span><text:span text:style-name="T109">چ</text:span><text:span text:style-name="T110">ق</text:span><text:span text:style-name="T101">ل</text:span><text:span text:style-name="T85"> </text:span><text:span text:style-name="T101">ا</text:span><text:span text:style-name="T84">ڇ</text:span><text:span text:style-name="T101">فل <text:s/></text:span><text:span text:style-name="T83"><text:s/></text:span><text:span text:style-name="T85">–</text:span><text:span text:style-name="T83"> </text:span><text:span text:style-name="T84">1</text:span><text:span text:style-name="T86">00</text:span></text:p>
      <text:p text:style-name="P35">ا<text:span text:style-name="T54">ج</text:span>م <text:span text:style-name="T49">–</text:span> <text:span text:style-name="T111">200</text:span><text:span text:style-name="T112"> <text:tab/><text:tab/><text:tab/><text:tab/></text:span>ا<text:span text:style-name="T113">ڃ</text:span>م ا<text:span text:style-name="T114">ڇ</text:span>م<text:span text:style-name="T115">ب </text:span><text:s/><text:span text:style-name="T49">–</text:span> <text:span text:style-name="T111">4</text:span>00</text:p>
      <text:p text:style-name="P36"><text:span text:style-name="T49">اجمل – 200<text:tab/><text:tab/></text:span><text:span text:style-name="T113">اڃ</text:span><text:span text:style-name="T116">مد</text:span><text:span text:style-name="T113"> اچ</text:span><text:span text:style-name="T116">ما</text:span><text:span text:style-name="T113"> ا</text:span><text:span text:style-name="T114">ڇ</text:span><text:span text:style-name="T116">مل</text:span><text:span text:style-name="T113"> </text:span><text:span text:style-name="T49">–</text:span><text:span text:style-name="T113"> 400</text:span></text:p>
      <text:p text:style-name="P37"><text:span text:style-name="T117">ا</text:span><text:span text:style-name="T54">ج</text:span><text:span text:style-name="T117">کم </text:span><text:span text:style-name="T53">اجا <text:s text:c="3"/></text:span><text:span text:style-name="T117">ا</text:span><text:span text:style-name="T54">ج</text:span><text:span text:style-name="T117">بہ <text:s/></text:span><text:span text:style-name="T54">ج</text:span><text:span text:style-name="T117">بہس <text:tab/>ا</text:span><text:span text:style-name="T118">ڃ</text:span><text:span text:style-name="T117">کم <text:s/>ا</text:span><text:span text:style-name="T113">چ</text:span><text:span text:style-name="T54">ل</text:span><text:span text:style-name="T117">م <text:s text:c="2"/>ا</text:span><text:span text:style-name="T113">چ</text:span><text:span text:style-name="T54">ل</text:span><text:span text:style-name="T117"> <text:s text:c="4"/></text:span><text:span text:style-name="T54">ا</text:span><text:span text:style-name="T114">ڇ</text:span><text:span text:style-name="T117">یہ <text:s text:c="2"/>ا</text:span><text:span text:style-name="T114">ڇ</text:span><text:span text:style-name="T117">ہش</text:span> <text:s/></text:p>
      <text:p text:style-name="P38"><text:span text:style-name="T26">ا</text:span><text:span text:style-name="T119">ج</text:span><text:span text:style-name="T26">ھم</text:span><text:span text:style-name="T120"> <text:tab/><text:tab/></text:span><text:tab/><text:tab/><text:span text:style-name="T20">ا</text:span><text:span text:style-name="T121">ڃ</text:span><text:span text:style-name="T20">ھم <text:s text:c="2"/>ا</text:span><text:span text:style-name="T121">چ</text:span><text:span text:style-name="T20">ھم ا</text:span><text:span text:style-name="T122">ڇ</text:span><text:span text:style-name="T20">ھ</text:span><text:span text:style-name="T55"> </text:span><text:span text:style-name="T51">–</text:span><text:span text:style-name="T55"> </text:span><text:span text:style-name="T52">1</text:span><text:span text:style-name="T123">00</text:span></text:p>
      <text:p text:style-name="P39"><text:span text:style-name="T57">ا</text:span><text:span text:style-name="T124">ج</text:span><text:span text:style-name="T58">ی </text:span><text:span text:style-name="T125">–</text:span><text:span text:style-name="T58"> </text:span><text:span text:style-name="T59">100</text:span><text:span text:style-name="T58"><text:tab/><text:tab/><text:tab/></text:span><text:span text:style-name="T63">ا</text:span><text:span text:style-name="T126">ڃ</text:span><text:span text:style-name="T63">ی <text:s/>ا</text:span><text:span text:style-name="T127">ڇ</text:span><text:span text:style-name="T63">ی </text:span><text:span text:style-name="T125">–</text:span><text:span text:style-name="T63"> </text:span><text:span text:style-name="T59">400</text:span></text:p>
      <text:p text:style-name="P40"><text:span text:style-name="T87">ا</text:span><text:span text:style-name="T128">ج</text:span><text:span text:style-name="T87">و<text:tab/></text:span><text:span text:style-name="T72"><text:tab/><text:tab/><text:tab/></text:span><text:span text:style-name="T129"> ا</text:span><text:span text:style-name="T130">ڇ</text:span><text:span text:style-name="T131">ق</text:span></text:p>
      <text:p text:style-name="P41"><text:span text:style-name="T21">اجق </text:span><text:span text:style-name="T132">–</text:span><text:span text:style-name="T21"> </text:span><text:span text:style-name="T133">100</text:span><text:span text:style-name="T21"><text:tab/><text:tab/><text:tab/> اڃق اچو ا</text:span><text:span text:style-name="T134">ڇ</text:span><text:span text:style-name="T21">و </text:span><text:span text:style-name="T132">–</text:span><text:span text:style-name="T21"> </text:span><text:span text:style-name="T135">300</text:span><text:tab/><text:span text:style-name="T20"><text:tab/>چوچو</text:span></text:p>
      <text:p text:style-name="P42">feh w/ 3 dots below</text:p>
      <text:p text:style-name="P43">اڥب <text:s/>اڥبس <text:s/>اڥبی <text:s/>اڥبتث</text:p>
      <text:p text:style-name="P44"><text:soft-page-break/>اڥر <text:s/>اڥنز</text:p>
      <text:p text:style-name="P45">اڥ<text:span text:style-name="T136">ج <text:s text:c="4"/></text:span><text:span text:style-name="T20">اڥ</text:span><text:span text:style-name="T137">حل </text:span><text:span text:style-name="T20"><text:s/></text:span><text:span text:style-name="T24">–</text:span><text:span text:style-name="T20"> </text:span><text:span text:style-name="T138">300</text:span></text:p>
      <text:p text:style-name="P46">اڥن <text:s text:c="2"/><text:span text:style-name="T70">–</text:span> <text:span text:style-name="T139">200</text:span></text:p>
      <text:p text:style-name="P47"><text:span text:style-name="T140">اڥس </text:span><text:span text:style-name="T70">–</text:span><text:span text:style-name="T140"> </text:span><text:span text:style-name="T141">100</text:span></text:p>
      <text:p text:style-name="P48">اڥ<text:span text:style-name="T136">ص <text:s/></text:span>اڥ<text:span text:style-name="T142">ط <text:s/></text:span>اڥ<text:span text:style-name="T142">ع <text:s/></text:span>اڥ<text:span text:style-name="T142">عل <text:s/></text:span></text:p>
      <text:p text:style-name="P49">اڥ<text:span text:style-name="T143">ف <text:s/></text:span><text:span text:style-name="T20">اڥ</text:span><text:span text:style-name="T144">فس - </text:span><text:span text:style-name="T145">100</text:span></text:p>
      <text:p text:style-name="P50">اڥ<text:span text:style-name="T146">م <text:s/></text:span>اڥ<text:span text:style-name="T146">مب </text:span><text:span text:style-name="T70">–</text:span><text:span text:style-name="T146"> </text:span><text:span text:style-name="T139">400</text:span></text:p>
      <text:p text:style-name="P51">اڥ<text:span text:style-name="T147">مل</text:span><text:span text:style-name="T146"> <text:s/></text:span>اڥ<text:span text:style-name="T146">م</text:span><text:span text:style-name="T147">ا </text:span><text:span text:style-name="T70">–</text:span><text:span text:style-name="T147"> </text:span><text:span text:style-name="T148">300</text:span></text:p>
      <text:p text:style-name="P52">اڥ<text:span text:style-name="T147">ل</text:span><text:span text:style-name="T146"> <text:s/></text:span>اڥ<text:span text:style-name="T147">ا <text:s/></text:span></text:p>
      <text:p text:style-name="P53">ا<text:span text:style-name="T149">ڥہ</text:span><text:span text:style-name="T147">ل</text:span><text:span text:style-name="T146"> </text:span><text:span text:style-name="T149"><text:s/></text:span><text:span text:style-name="T70">–</text:span><text:span text:style-name="T149"> </text:span><text:span text:style-name="T150">3</text:span><text:span text:style-name="T148">00 <text:s text:c="3"/></text:span><text:span text:style-name="T26">اڥ</text:span><text:span text:style-name="T151">ہ</text:span></text:p>
      <text:p text:style-name="P54">ا<text:span text:style-name="T149">ڥھ <text:s/></text:span>ا<text:span text:style-name="T149">ڥھم <text:s/></text:span><text:span text:style-name="T70">–</text:span><text:span text:style-name="T149"> </text:span><text:span text:style-name="T152">400</text:span></text:p>
      <text:p text:style-name="P54">ا<text:span text:style-name="T149">ڥی <text:s/></text:span><text:span text:style-name="T70">–</text:span><text:span text:style-name="T149"> </text:span><text:span text:style-name="T153">5</text:span><text:span text:style-name="T152">00</text:span></text:p>
      <text:p text:style-name="P54">ا<text:span text:style-name="T149">ڥق <text:s text:c="2"/></text:span>ا<text:span text:style-name="T149">ڥو <text:s/></text:span><text:span text:style-name="T70">–</text:span><text:span text:style-name="T149"> <text:s/></text:span><text:span text:style-name="T152">200</text:span></text:p>
      <text:p text:style-name="P55">lam-alef</text:p>
      <text:p text:style-name="P56"><text:soft-page-break/>lam-bar</text:p>
      <text:p text:style-name="P57">اݪ<text:span text:style-name="T95"> </text:span><text:span text:style-name="T70">–</text:span><text:span text:style-name="T95"> 100</text:span></text:p>
      <text:p text:style-name="P58">ا<text:span text:style-name="T154">ݪ</text:span>ما – 100</text:p>
      <text:p text:style-name="P59">ا<text:span text:style-name="T154">ݪ</text:span><text:span text:style-name="T155">بر <text:s/></text:span>ا<text:span text:style-name="T154">ݪ</text:span><text:span text:style-name="T156">ر <text:s/></text:span>ا<text:span text:style-name="T154">ݪ</text:span><text:span text:style-name="T156">س <text:s/></text:span><text:span text:style-name="T150">ر</text:span><text:span text:style-name="T154">ݪ</text:span><text:span text:style-name="T156">س</text:span></text:p>
      <text:p text:style-name="P60">other</text:p>
      <text:p text:style-name="P43">اڔ <text:s/>اڊ اݙ <text:s/>اښ <text:s/>اۻ - <text:s/><text:span text:style-name="T150">all </text:span><text:span text:style-name="T157">ok</text:span><text:span text:style-name="T150"> </text:span></text:p>
      <text:p text:style-name="P61">Kerning – <text:span text:style-name="T158">hard-coded</text:span></text:p>
      <text:p text:style-name="P62"><text:span text:style-name="T159">آتا <text:s/></text:span><text:span text:style-name="T160">ا</text:span><text:span text:style-name="T159">تا <text:s/></text:span><text:span text:style-name="T161">کہلاتا</text:span><text:span text:style-name="T159"> <text:s/></text:span><text:span text:style-name="T162">–</text:span><text:span text:style-name="T159"> </text:span><text:span text:style-name="T163">200</text:span></text:p>
      <text:p text:style-name="P63">ار از – none</text:p>
      <text:p text:style-name="P63"/>
      <text:p text:style-name="P61">Kerning – <text:span text:style-name="T14">base overhang</text:span></text:p>
      <text:p text:style-name="P64"><text:span text:style-name="T65">سر</text:span><text:span text:style-name="T164">س</text:span></text:p>
      <text:p text:style-name="P65">آرئَگی</text:p>
      <text:p text:style-name="P66"><text:span text:style-name="T165"/></text:p>
      <text:p text:style-name="P67">final jeem – <text:span text:style-name="T166">2 chars</text:span></text:p>
      <text:list text:style-name="L1">
        <text:list-header>
          <text:p text:style-name="P68"><text:soft-page-break/><text:span text:style-name="T167">ا</text:span><text:span text:style-name="T168">ن</text:span><text:span text:style-name="T169">ج </text:span><text:span text:style-name="T167">ا</text:span><text:span text:style-name="T168">ح</text:span><text:span text:style-name="T169">ج </text:span><text:span text:style-name="T168">اس</text:span><text:span text:style-name="T169">ج </text:span><text:span text:style-name="T170">ا</text:span><text:span text:style-name="T171">ص</text:span><text:span text:style-name="T172">ج</text:span><text:span text:style-name="T169"> </text:span><text:span text:style-name="T167">ا</text:span><text:span text:style-name="T168">ط</text:span><text:span text:style-name="T169">ج </text:span><text:span text:style-name="T167">ا</text:span><text:span text:style-name="T168">ع</text:span><text:span text:style-name="T169">ج </text:span><text:span text:style-name="T167">ا</text:span><text:span text:style-name="T168">ف</text:span><text:span text:style-name="T169">ج </text:span><text:span text:style-name="T167">ا</text:span><text:span text:style-name="T173">ل</text:span><text:span text:style-name="T169">ج </text:span><text:span text:style-name="T173">ام</text:span><text:span text:style-name="T169">ج </text:span><text:span text:style-name="T170">ا</text:span><text:span text:style-name="T174">ھ</text:span><text:span text:style-name="T172">ج</text:span><text:span text:style-name="T167"> ا</text:span><text:span text:style-name="T173">ہ</text:span><text:span text:style-name="T169">ج</text:span></text:p>
        </text:list-header>
      </text:list>
      <text:p text:style-name="P69">final jeem – <text:span text:style-name="T166">3 chars</text:span></text:p>
      <text:p text:style-name="P70"><text:span text:style-name="T175">ا</text:span><text:span text:style-name="T20">یڃج <text:s/></text:span><text:span text:style-name="T175">ا</text:span><text:span text:style-name="T176">ل</text:span><text:span text:style-name="T20">ڃج <text:s/></text:span><text:span text:style-name="T175">ا</text:span><text:span text:style-name="T176">ج</text:span><text:span text:style-name="T177">جح</text:span><text:span text:style-name="T20"> <text:s/></text:span><text:span text:style-name="T178">اج</text:span><text:span text:style-name="T179">ڇ</text:span><text:span text:style-name="T178">ح </text:span><text:span text:style-name="T20"><text:s/></text:span><text:span text:style-name="T175">ا</text:span><text:span text:style-name="T177">فجح </text:span><text:span text:style-name="T175">ا</text:span><text:span text:style-name="T176">م</text:span><text:span text:style-name="T177">جح</text:span><text:span text:style-name="T180"> <text:s text:c="5"/></text:span><text:span text:style-name="T181"><text:s/></text:span><text:span text:style-name="T182">ا</text:span><text:span text:style-name="T183">ب</text:span><text:span text:style-name="T184">مج</text:span><text:span text:style-name="T181"> </text:span><text:span text:style-name="T176">ال</text:span><text:span text:style-name="T177">م</text:span><text:span text:style-name="T185">ج <text:s/></text:span><text:span text:style-name="T175">ا</text:span><text:span text:style-name="T177">فمج </text:span><text:span text:style-name="T183">اج</text:span><text:span text:style-name="T184">م</text:span><text:span text:style-name="T186">ج</text:span><text:span text:style-name="T187"> </text:span><text:span text:style-name="T175">ا</text:span><text:span text:style-name="T176">م</text:span><text:span text:style-name="T177">مج <text:s text:c="5"/></text:span><text:span text:style-name="T166">ابفج</text:span><text:span text:style-name="T188"> <text:s/></text:span><text:span text:style-name="T189">الفج <text:s text:c="2"/>اقفج</text:span><text:span text:style-name="T188"> <text:s/></text:span><text:span text:style-name="T166">اجفج <text:s text:c="2"/>امفج<text:line-break/>اب</text:span><text:span text:style-name="T190">ل</text:span><text:span text:style-name="T166">ج ا</text:span><text:span text:style-name="T190">لل</text:span><text:span text:style-name="T166">ج ا</text:span><text:span text:style-name="T190">جل</text:span><text:span text:style-name="T166">ج ا</text:span><text:span text:style-name="T190">قل</text:span><text:span text:style-name="T166">ج ا</text:span><text:span text:style-name="T190">مل</text:span><text:span text:style-name="T166">ج </text:span></text:p>
      <text:p text:style-name="P71">final <text:span text:style-name="T191">ain</text:span> – <text:span text:style-name="T166">2 chars</text:span></text:p>
      <text:p text:style-name="P72"><text:span text:style-name="T175">ا</text:span><text:span text:style-name="T192">ن</text:span><text:span text:style-name="T193">ع</text:span><text:span text:style-name="T20"> </text:span><text:span text:style-name="T194">ا</text:span><text:span text:style-name="T166">ح</text:span><text:span text:style-name="T191">ع</text:span> <text:span text:style-name="T166">اس</text:span><text:span text:style-name="T191">ع</text:span> <text:span text:style-name="T194">ا</text:span><text:span text:style-name="T166">ص</text:span><text:span text:style-name="T191">ع</text:span> <text:span text:style-name="T194">ا</text:span><text:span text:style-name="T166">ط</text:span><text:span text:style-name="T191">ع</text:span> <text:span text:style-name="T194">ا</text:span><text:span text:style-name="T166">ع</text:span><text:span text:style-name="T191">ع</text:span> <text:span text:style-name="T175">ا</text:span><text:span text:style-name="T192">ف</text:span><text:span text:style-name="T193">ع</text:span><text:span text:style-name="T20"> </text:span><text:span text:style-name="T175">ا</text:span><text:span text:style-name="T195">ل</text:span><text:span text:style-name="T193">ع</text:span> <text:span text:style-name="T196">ام</text:span><text:span text:style-name="T191">ع</text:span> <text:span text:style-name="T194">ا</text:span><text:span text:style-name="T196">ھ</text:span><text:span text:style-name="T191">ع</text:span><text:span text:style-name="T194"> ا</text:span><text:span text:style-name="T196">ہ</text:span><text:span text:style-name="T191">ع</text:span> <text:span text:style-name="T194">ا</text:span><text:span text:style-name="T196">ک</text:span><text:span text:style-name="T191">ع</text:span></text:p>
      <text:p text:style-name="P73">kaf + jeem/ain</text:p>
      <text:p text:style-name="P74"><text:span text:style-name="T197">ن‌</text:span><text:span text:style-name="T198">ک</text:span><text:span text:style-name="T199">ع <text:s text:c="3"/></text:span><text:span text:style-name="T200">لاکع</text:span><text:span text:style-name="T201"> <text:s/></text:span><text:span text:style-name="T197">س‌</text:span><text:span text:style-name="T198">ک</text:span><text:span text:style-name="T201">ج <text:s text:c="2"/></text:span><text:span text:style-name="T202">ہ‌</text:span><text:span text:style-name="T198">ک</text:span><text:span text:style-name="T199">ع <text:s/></text:span><text:span text:style-name="T201">ا</text:span><text:span text:style-name="T198">ک</text:span><text:span text:style-name="T203">ج</text:span></text:p>
      <text:p text:style-name="P75">1char + initial kaf - <text:span text:style-name="T204">needed because the sequence is too short to kern far enough</text:span></text:p>
      <text:p text:style-name="P76">اکف <text:s/>رکف <text:s text:c="2"/>ہ‌کف <text:s/>وگف <text:s/>دگ</text:p>
      <text:p text:style-name="P77">tweaked metrics</text:p>
      <text:p text:style-name="P78"><text:span text:style-name="T199">kaf - </text:span>سرکف <text:s/><text:span text:style-name="T198">سن‌ک <text:s text:c="2"/>سن‌ک</text:span><text:span text:style-name="T199">و</text:span><text:span text:style-name="T198"> <text:s text:c="3"/></text:span><text:span text:style-name="T205">وکھ</text:span> <text:s/></text:p>
      <text:p text:style-name="P79"><text:soft-page-break/><text:span text:style-name="T206">reh - </text:span><text:span text:style-name="T207"><text:s text:c="2"/>ر</text:span><text:span text:style-name="T206">س <text:s/></text:span><text:span text:style-name="T208">رب</text:span></text:p>
      <text:p text:style-name="P80"><text:span text:style-name="T209">lam+alef - </text:span><text:span text:style-name="T210">لاا لای <text:s/></text:span><text:span text:style-name="T211">ھلام ھلامھس <text:s text:c="4"/></text:span><text:span text:style-name="T212">لاگاٞں <text:s/></text:span></text:p>
      <text:p text:style-name="P81">chotiyeh - <text:span text:style-name="T213">ی شکل</text:span></text:p>
      <text:p text:style-name="P82">kerning under 3 <text:span text:style-name="T214">glyphs</text:span></text:p>
      <text:p text:style-name="P83"><text:span text:style-name="T215"><text:s/></text:span><text:span text:style-name="T216">چی</text:span><text:span text:style-name="T215"> </text:span><text:span text:style-name="T216">بقچی <text:s/></text:span><text:span text:style-name="T217"><text:s text:c="4"/></text:span><text:span text:style-name="T218"><text:s/></text:span><text:span text:style-name="T219">تُھونگچس <text:s text:c="3"/></text:span><text:span text:style-name="T220">تُھونگ</text:span><text:span text:style-name="T221">مم</text:span></text:p>
      <text:p text:style-name="P84">kerning too tight</text:p>
      <text:p text:style-name="P85">لسےمنگا <text:s text:c="3"/><text:span text:style-name="T222">ی شکل <text:s text:c="2"/></text:span><text:span text:style-name="T223">ں مشکلا <text:s text:c="2"/>یں شَکل <text:s text:c="3"/></text:span></text:p>
      <text:p text:style-name="P86">دَسیا <text:s/></text:p>
      <text:p text:style-name="P87">نچ نِیچ </text:p>
      <text:p text:style-name="P88">وَضح <text:s text:c="2"/>کَرسَن <text:s text:c="3"/>کَوشش <text:s text:c="2"/>ح فَسخ <text:s text:c="3"/>تَلاش <text:s text:c="3"/>ل چُھٹیا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11-11T16:49:56.245573100</dc:date>
    <meta:editing-duration>P4DT5H24M40S</meta:editing-duration>
    <meta:editing-cycles>171</meta:editing-cycles>
    <meta:generator>LibreOffice/25.2.6.2$Windows_X86_64 LibreOffice_project/729c5bfe710f5eb71ed3bbde9e06a6065e9c6c5d</meta:generator>
    <meta:print-date>2025-10-22T11:47:20.899026500</meta:print-date>
    <meta:document-statistic meta:table-count="0" meta:image-count="0" meta:object-count="0" meta:page-count="7" meta:paragraph-count="91" meta:word-count="449" meta:character-count="2502" meta:non-whitespace-character-count="1674"/>
  </office:meta>
</office:document-meta>
</file>